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list-style-name="L1">
      <style:text-properties fo:language="fr" fo:country="FR"/>
    </style:style>
    <style:style style:name="P3" style:family="paragraph" style:parent-style-name="Text_20_body">
      <style:text-properties fo:language="fr" fo:country="FR"/>
    </style:style>
    <style:style style:name="P4" style:family="paragraph" style:parent-style-name="Text_20_body" style:list-style-name="L2">
      <style:text-properties fo:language="fr" fo:country="F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 du jeu :</text:p>
      <text:p text:style-name="P1"/>
      <text:list xml:id="list1181806221040042782" text:style-name="L1">
        <text:list-item>
          <text:p text:style-name="P2">Principes du jeu</text:p>
          <text:list>
            <text:list-item>
              <text:p text:style-name="P2">Généralités</text:p>
            </text:list-item>
            <text:list-item>
              <text:p text:style-name="P2">Prise en main rapide</text:p>
            </text:list-item>
            <text:list-item>
              <text:p text:style-name="P2">Types de parties</text:p>
            </text:list-item>
            <text:list-item>
              <text:p text:style-name="P2">Types d'unité</text:p>
            </text:list-item>
          </text:list>
        </text:list-item>
        <text:list-item>
          <text:p text:style-name="P2">Le jeu</text:p>
          <text:list>
            <text:list-item>
              <text:p text:style-name="P2">Début de la partie</text:p>
            </text:list-item>
            <text:list-item>
              <text:p text:style-name="P2">Déroulement d'un tour</text:p>
            </text:list-item>
            <text:list-item>
              <text:p text:style-name="P2">Actions du jeu</text:p>
            </text:list-item>
            <text:list-item>
              <text:p text:style-name="P2">Fin de partie</text:p>
            </text:list-item>
          </text:list>
        </text:list-item>
      </text:list>
      <text:p text:style-name="P1"/>
      <text:p text:style-name="P1"/>
      <text:p text:style-name="P3">Il vous est possible de créer une nouvelle partie, ou de charger une ancienne.</text:p>
      <text:p text:style-name="P3">Il existe 3 types de parties différentes</text:p>
      <text:list xml:id="list6724822656447593790" text:style-name="L2">
        <text:list-item>
          <text:p text:style-name="P4">Partie Comté : partie démo, peu de tours et d'unités</text:p>
        </text:list-item>
        <text:list-item>
          <text:p text:style-name="P4">Partie Erebor : partie moyenne</text:p>
        </text:list-item>
        <text:list-item>
          <text:p text:style-name="P4">Partie Terre du milieu : grande partie, grand nombre de tours et d'unités</text:p>
        </text:list-item>
      </text:list>
      <text:p text:style-name="P1">Après avoir rentré un nom de joueur et choisi un type (au choix entre Elfe, Orque, Nain), vous</text:p>
      <text:p text:style-name="P1">pouvez commencer la partie. Toutes vos unités sont concentrées en 1 point de la carte.</text:p>
      <text:p text:style-name="P1"/>
      <text:p text:style-name="P1">A chaque début de tour, le nombre d'anneau par joueur est décompté. Le nombre de déplacement possible est initialisé à 1 par unité. </text:p>
      <text:p text:style-name="P1">Vous pouvez vous déplacer sur une case qui coûte moins ou le exactement le coût de cette case. Les coûts des cases varient en fonction des unités et du terrain des cases. </text:p>
      <text:p text:style-name="P1">Vous pouvez aussi attaquer une unité ennemie. Le combat se fera de manière aléatoire, l'attaque sera pondérée par les points de vie restants de l'unité. Vous pouvez soit gagner, soit perdre, soit faire match nul au combat. Les points de vie ne peuvent pas se soigner.</text:p>
      <text:p text:style-name="P1">Toutes les unités ont 2 d'attaque et 1 de défense.</text:p>
      <text:p text:style-name="P1">Le gagnant de l'anneau unique est celui qui totalise le plus d'anneau à la fin du dernier tour de j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22M38S</meta:editing-duration>
    <meta:editing-cycles>75</meta:editing-cycles>
    <meta:generator>OpenOffice/4.1.1$Win32 OpenOffice.org_project/411m6$Build-9775</meta:generator>
    <dc:date>2015-01-14T13:15:50.42</dc:date>
    <dc:creator>Dan </dc:creator>
    <meta:document-statistic meta:table-count="0" meta:image-count="0" meta:object-count="0" meta:page-count="1" meta:paragraph-count="23" meta:word-count="258" meta:character-count="1359"/>
    <meta:user-defined meta:name="Info 1"/>
    <meta:user-defined meta:name="Info 2"/>
    <meta:user-defined meta:name="Info 3"/>
    <meta:user-defined meta:name="Info 4"/>
  </office:meta>
</office:document-meta>
</file>